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urns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2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2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20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2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20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20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20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20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.75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20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2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9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9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7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0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7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39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0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75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43:59.126486329</meta:creation-date>
    <dc:date>2018-10-15T11:23:47.040211099</dc:date>
    <meta:editing-duration>PT29M37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